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6.652cm" style:rel-column-width="26215*"/>
    </style:style>
    <style:style style:name="Table1.B" style:family="table-column">
      <style:table-column-properties style:column-width="2.117cm" style:rel-column-width="8342*"/>
    </style:style>
    <style:style style:name="Table1.D" style:family="table-column">
      <style:table-column-properties style:column-width="1.958cm" style:rel-column-width="7716*"/>
    </style:style>
    <style:style style:name="Table1.E" style:family="table-column">
      <style:table-column-properties style:column-width="1.893cm" style:rel-column-width="7459*"/>
    </style:style>
    <style:style style:name="Table1.F" style:family="table-column">
      <style:table-column-properties style:column-width="1.893cm" style:rel-column-width="7461*"/>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0.018cm solid #000000"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4" style:family="table-row">
      <style:table-row-properties style:min-row-height="1.499cm" style:keep-together="true" fo:keep-together="auto"/>
    </style:style>
    <style:style style:name="Table1.A4"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5"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1"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2"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4"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5"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6"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7"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8"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font-size="12pt" fo:font-weight="bold" style:font-size-asian="12pt" style:font-weight-asian="bold"/>
    </style:style>
    <style:style style:name="T9"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8">%=<text:span text:style-name="T4">remLineWhenBlank(empty_line)=%</text:span>%#include AM_HEADER#%</text:p>
      <text:p text:style-name="P22"/>
      <text:p text:style-name="P35">Contribution de l'Etat à la réduction des primes dans l'assurance‑maladie pour l'année %=RELATIV1=%</text:p>
      <text:p text:style-name="P36"/>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9">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MONCO=%. Votre assureur-maladie la déduira de votre prime de l'assurance-maladie des soins obligatoire, pour autant que celle-ci soit supérieure ou égale à cette contribution, qui, si tel n'est pas le cas, correspondra à la prime facturée.</text:p>
      <text:p text:style-name="P16"/>
      <text:p text:style-name="P16">Pour obtenir une telle contribution, <text:span text:style-name="T7">vous devez remplir la requête figurant au verso et nous la remettre dans les plus brefs délais, avec votre certificat d'assurance-maladie obligatoire des soins de l'année %=</text:span><text:span text:style-name="T8">RELATIV1</text:span><text:span text:style-name="T7">=%</text:span>.</text:p>
      <text:p text:style-name="P16"/>
      <text:p text:style-name="P16">%#include AM_SIGNATURES#%</text:p>
      <text:p text:style-name="P37"><text:span text:style-name="T6">Requête</text:span><text:span text:style-name="T5"> en vue de l'obtention d'une réduction des primes dans l'assurance-maladie</text:span></text:p>
      <text:p text:style-name="P30"/>
      <text:p text:style-name="P17">(Loi cantonale portant introduction de la loi fédérale sur l'assurance-maladie du 20 décembre 1996)</text:p>
      <text:p text:style-name="P30"/>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table:number-columns-spanned="3" office:value-type="string">
            <text:p text:style-name="P25"/>
          </table:table-cell>
          <table:covered-table-cell/>
          <table:covered-table-cell/>
          <table:table-cell table:style-name="Table1.D1" table:number-columns-spanned="3" office:value-type="string">
            <text:p text:style-name="P29">A remplir par notre institution</text:p>
          </table:table-cell>
          <table:covered-table-cell/>
          <table:covered-table-cell/>
        </table:table-row>
        <table:table-row table:style-name="Table1.2">
          <table:table-cell table:style-name="Table1.A2" office:value-type="string">
            <text:p text:style-name="P28">Nom et prénom</text:p>
          </table:table-cell>
          <table:table-cell table:style-name="Table1.A2" office:value-type="string">
            <text:p text:style-name="P27">Date de</text:p>
            <text:p text:style-name="P26">naissance</text:p>
            <text:p text:style-name="P26">JJ/MM/AA</text:p>
          </table:table-cell>
          <table:table-cell table:style-name="Table1.A2" office:value-type="string">
            <text:p text:style-name="P27">Qualité</text:p>
            <text:p text:style-name="P26">selon</text:p>
            <text:p text:style-name="P26">codes *</text:p>
          </table:table-cell>
          <table:table-cell table:style-name="Table1.A2" office:value-type="string">
            <text:p text:style-name="P27">Début de</text:p>
            <text:p text:style-name="P26">l'assurance</text:p>
            <text:p text:style-name="P26">mois/année</text:p>
          </table:table-cell>
          <table:table-cell table:style-name="Table1.A2" office:value-type="string">
            <text:p text:style-name="P27">Fin de</text:p>
            <text:p text:style-name="P26">l'assurance</text:p>
            <text:p text:style-name="P26">mois/année</text:p>
          </table:table-cell>
          <table:table-cell table:style-name="Table1.D1" office:value-type="string">
            <text:p text:style-name="P27">Subside alloué en</text:p>
            <text:p text:style-name="P26">%=RELATIV1=%</text:p>
          </table:table-cell>
        </table:table-row>
        <table:table-row table:style-name="Table1.3">
          <table:table-cell table:style-name="Table1.A3" office:value-type="string">
            <text:p text:style-name="P31"><text:tab/></text:p>
          </table:table-cell>
          <table:table-cell table:style-name="Table1.B3" office:value-type="string">
            <text:p text:style-name="P32"><text:tab/></text:p>
          </table:table-cell>
          <table:table-cell table:style-name="Table1.C3" office:value-type="string">
            <text:p text:style-name="P32"><text:tab/></text:p>
          </table:table-cell>
          <table:table-cell table:style-name="Table1.C3" office:value-type="string">
            <text:p text:style-name="P32"><text:tab/></text:p>
          </table:table-cell>
          <table:table-cell table:style-name="Table1.C3" office:value-type="string">
            <text:p text:style-name="P32"><text:tab/></text:p>
          </table:table-cell>
          <table:table-cell table:style-name="Table1.F3" office:value-type="string">
            <text:p text:style-name="P32"><text:tab/></text:p>
          </table:table-cell>
        </table:table-row>
        <table:table-row table:style-name="Table1.4">
          <table:table-cell table:style-name="Table1.A4" table:number-columns-spanned="6" office:value-type="string">
            <text:p text:style-name="P34">*<text:tab/>1) père/mère (ayant des enfants à charge), 2) mari/femme, 3) veuf/veuve, 4) divorcé(e), 5) séparé(e), 6) enfant à charge</text:p>
            <text:p text:style-name="P33"><text:tab/>(mineur ou majeur) domicilié dans le canton du Jura, 7) célibataire; les codes de 2 à 5 s'entendent pour des personnes</text:p>
            <text:p text:style-name="P33"><text:tab/>n'ayant pas ou plus d'enfants à charge</text:p>
          </table:table-cell>
          <table:covered-table-cell/>
          <table:covered-table-cell/>
          <table:covered-table-cell/>
          <table:covered-table-cell/>
          <table:covered-table-cell/>
        </table:table-row>
      </table:table>
      <text:p text:style-name="P24"/>
      <text:p text:style-name="P19">Lieu et date :<text:tab/><text:tab/>Signature :</text:p>
      <text:p text:style-name="P19"/>
      <text:p text:style-name="P20"><text:tab/><text:tab/><text:tab/></text:p>
      <text:p text:style-name="P21"/>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1</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8-11-21T14:49:32.85</dc:date>
    <meta:print-date>2003-09-10T06:53:00</meta:print-date>
    <meta:editing-cycles>128</meta:editing-cycles>
    <meta:editing-duration>PT8H40M58S</meta:editing-duration>
    <meta:document-statistic meta:table-count="1" meta:image-count="2" meta:object-count="0" meta:page-count="2" meta:paragraph-count="64" meta:word-count="486" meta:character-count="340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